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7">
      <style:graphic-properties style:wrap="run-through" style:run-through="foreground" draw:fill="none" draw:stroke="dash" draw:stroke-dash="a6" svg:stroke-width="0.03125in" svg:stroke-color="#4472c4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1">
      <style:graphic-properties style:wrap="run-through" style:run-through="foreground" draw:fill="none" draw:stroke="dash" draw:stroke-dash="a0" svg:stroke-width="0.03125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2083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custom-shape svg:x="2.64653in" svg:y="4.34722in" svg:width="0.95139in" svg:height="0.42292in" draw:z-index="251659264" draw:id="id0" draw:style-name="a1" draw:name="Rectangle 2" text:anchor-type="paragraph"><svg:title/><svg:desc/><draw:enhanced-geometry draw:type="non-primitive" svg:viewBox="0 0 21600 21600" draw:enhanced-path="M 0 0 L 21600 0 21600 21600 0 21600 Z N"/></draw:custom-shape><draw:connector draw:type="line" svg:x1="3.11111in" svg:y1="4.77014in" svg:x2="3.11806in" svg:y2="5.72847in" draw:z-index="251660288" draw:id="id1" draw:style-name="a2" draw:name="Straight Connector 3" text:anchor-type="paragraph"><svg:title/><svg:desc/></draw:connector><draw:connector draw:type="line" svg:x1="1.42847in" svg:y1="5.92292in" svg:x2="1.42847in" svg:y2="5.72917in" draw:z-index="251666432" draw:id="id2" draw:style-name="a3" draw:name="Straight Connector 6" text:anchor-type="paragraph"><svg:title/><svg:desc/></draw:connector><draw:connector draw:type="line" svg:x1="1.42361in" svg:y1="5.72222in" svg:x2="3.11806in" svg:y2="5.72222in" draw:z-index="251663360" draw:id="id3" draw:style-name="a4" draw:name="Straight Connector 4" text:anchor-type="paragraph"><svg:title/><svg:desc/></draw:connector><draw:frame draw:z-index="251661312" draw:style-name="a5" draw:name="Picture 1" text:anchor-type="paragraph" svg:x="0in" svg:y="1.72708in" svg:width="6.25in" svg:height="3.40903in" style:rel-width="scale" style:rel-height="scale"><draw:image xlink:href="media/image1.png" xlink:type="simple" xlink:show="embed" xlink:actuate="onLoad"/><svg:title/><svg:desc/></draw:frame><draw:custom-shape svg:x="0in" svg:y="5.90521in" svg:width="2.82708in" svg:height="0.54306in" draw:z-index="251668480" draw:id="id4" draw:style-name="a7" draw:name="Rectangle 7" text:anchor-type="paragraph"><svg:title/><svg:desc/><draw:enhanced-geometry draw:type="non-primitive" svg:viewBox="0 0 21600 21600" draw:enhanced-path="M 0 0 L 21600 0 21600 21600 0 21600 Z N"/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stroke-dash draw:name="a6" draw:display-name="SysDash" draw:style="rect" draw:dots1="1" draw:dots1-length="0.03125in" draw:dots2="0" draw:dots2-length="0in" draw:distance="0.03125in"/>
    <draw:stroke-dash draw:name="a0" draw:display-name="SysDash" draw:style="rect" draw:dots1="1" draw:dots1-length="0.03125in" draw:dots2="0" draw:dots2-length="0in" draw:distance="0.03125in"/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ominik Subocz</meta:initial-creator>
    <dc:creator>Dominik Subocz</dc:creator>
    <meta:creation-date>2023-11-17T08:54:00Z</meta:creation-date>
    <dc:date>2023-11-17T09:30:00Z</dc:date>
    <meta:template xlink:href="Normal" xlink:type="simple"/>
    <meta:editing-cycles>3</meta:editing-cycles>
    <meta:editing-duration>PT1860S</meta:editing-duration>
    <meta:document-statistic meta:page-count="1" meta:paragraph-count="1" meta:word-count="1" meta:character-count="6" meta:row-count="1" meta:non-whitespace-character-count="6"/>
  </office:meta>
</office:document-meta>
</file>